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748" officeooo:paragraph-rsid="000267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ian writers association</text:p>
      <text:p text:style-name="P1">facebook link <text:a xlink:type="simple" xlink:href="https://www.google.com/url?q=https%3A%2F%2Fwww.facebook.com%2Fcwauganda&amp;sa=D&amp;sntz=1&amp;usg=AOvVaw3Yi76OkavLLSFWRTjn067F" text:style-name="Internet_20_link" text:visited-style-name="Visited_20_Internet_20_Link">https://www.google.com/url?q=https%3A%2F%2Fwww.facebook.com%2Fcwauganda&amp;sa=D&amp;sntz=1&amp;usg=AOvVaw3Yi76OkavLLSFWRTjn067F</text:a> </text:p>
      <text:p text:style-name="P1">x link. <text:a xlink:type="simple" xlink:href="http://www.google.com/url?q=http%3A%2F%2Ftwitter.com%2Fcwauganda&amp;sa=D&amp;sntz=1&amp;usg=AOvVaw2FYqpGGOK0WEu13X_Cim4K" text:style-name="Internet_20_link" text:visited-style-name="Visited_20_Internet_20_Link">http://www.google.com/url?q=http%3A%2F%2Ftwitter.com%2Fcwauganda&amp;sa=D&amp;sntz=1&amp;usg=AOvVaw2FYqpGGOK0WEu13X_Cim4K</text:a> </text:p>
      <text:p text:style-name="P1">instagram <text:a xlink:type="simple" xlink:href="https://www.google.com/url?q=https%3A%2F%2Fwww.instagram.com%2Fcwauganda%2F&amp;sa=D&amp;sntz=1&amp;usg=AOvVaw1T4Ezv8inbJHmzvPp7X8tX" text:style-name="Internet_20_link" text:visited-style-name="Visited_20_Internet_20_Link">https://www.google.com/url?q=https%3A%2F%2Fwww.instagram.com%2Fcwauganda%2F&amp;sa=D&amp;sntz=1&amp;usg=AOvVaw1T4Ezv8inbJHmzvPp7X8tX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7T16:02:03.670790018</meta:creation-date>
    <dc:date>2024-05-27T16:04:43.661776688</dc:date>
    <meta:editing-duration>PT2M42S</meta:editing-duration>
    <meta:editing-cycles>1</meta:editing-cycles>
    <meta:document-statistic meta:table-count="0" meta:image-count="0" meta:object-count="0" meta:page-count="1" meta:paragraph-count="4" meta:word-count="11" meta:character-count="409" meta:non-whitespace-character-count="399"/>
    <meta:generator>LibreOffice/6.4.7.2$Linux_X86_64 LibreOffice_project/40$Build-2</meta:generator>
  </office:meta>
</office:document-meta>
</file>